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0b754b" officeooo:paragraph-rsid="000b754b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10dcf7" officeooo:paragraph-rsid="0010dcf7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0dcf7" officeooo:paragraph-rsid="0013b18e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10dcf7" officeooo:paragraph-rsid="0010dcf7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017b" style:font-weight-asian="bold" style:font-weight-complex="bold"/>
    </style:style>
    <style:style style:name="T3" style:family="text">
      <style:text-properties fo:font-weight="bold" fo:background-color="#ffffd7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officeooo:rsid="000f017b"/>
    </style:style>
    <style:style style:name="T8" style:family="text">
      <style:text-properties fo:background-color="#ffffd7" loext:char-shading-value="0"/>
    </style:style>
    <style:style style:name="T9" style:family="text">
      <style:text-properties fo:background-color="#ffffd7" loext:char-shading-value="0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2cd2c" fo:background-color="#ffffd7" loext:char-shading-value="0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12cd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йросеть на Rockchip 3588</text:p>
      <text:p text:style-name="P1"/>
      <text:p text:style-name="P1"><text:span text:style-name="T4">- 1 этап - обучение нейросети с помощью PyToch <text:s/>- <text:s/>в результате получаем <text:s/>файл</text:span> <text:s/><text:span text:style-name="T5">3588neuro.pt</text:span></text:p>
      <text:p text:style-name="P2">- <text:span text:style-name="T7">2</text:span> этап – конвертация нейросети в формат <text:s/><text:span text:style-name="T2">onnx</text:span><text:span text:style-name="T7"> <text:s/>а затем в <text:s/></text:span><text:span text:style-name="T1">rknn</text:span> - <text:s/>в результате получаем <text:s/>файл <text:s/><text:span text:style-name="T6">3588neuro.rknn</text:span></text:p>
      <text:p text:style-name="P3"/>
      <text:p text:style-name="P3"/>
      <text:p text:style-name="P4">Вывести текущие images Docker <text:s/><text:span text:style-name="T11">docker images</text:span></text:p>
      <text:p text:style-name="P5">Сохранить Image Docker <text:s/>to file <text:s text:c="2"/></text:p>
      <text:p text:style-name="P5"><text:span text:style-name="T11">sudo <text:s/>docker save </text:span><text:span text:style-name="T12">yolo8</text:span><text:span text:style-name="T11"> &gt; </text:span><text:span text:style-name="T12">yolo8</text:span><text:span text:style-name="T11">.tar</text:span></text:p>
      <text:p text:style-name="P5"><text:span text:style-name="T11">sudo docker save ilooro/rknn-converter &gt; rknn-converter.tar</text:span></text:p>
      <text:p text:style-name="P4"><text:span text:style-name="T11">sudo snap services</text:span></text:p>
      <text:p text:style-name="P6"><text:span text:style-name="T10">Service <text:s text:c="45"/><text:tab/><text:tab/>Startup <text:s/>Current <text:s text:c="2"/>Notes</text:span></text:p>
      <text:p text:style-name="P6"><text:span text:style-name="T10">docker.dockerd <text:s text:c="38"/><text:tab/>enabled <text:s/>active <text:s text:c="3"/>-</text:span></text:p>
      <text:p text:style-name="P6"><text:span text:style-name="T10">docker.nvidia-container-toolkit <text:s text:c="21"/>enabled <text:s/>inactive <text:s/>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4-12-13T14:29:33.808495021</dc:date>
    <meta:editing-duration>PT1H17M23S</meta:editing-duration>
    <meta:editing-cycles>5</meta:editing-cycles>
    <meta:document-statistic meta:table-count="0" meta:image-count="0" meta:object-count="0" meta:page-count="1" meta:paragraph-count="11" meta:word-count="75" meta:character-count="645" meta:non-whitespace-character-count="448"/>
  </office:meta>
</office:document-meta>
</file>